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E0000001E0F94990D8EAFBECB4.png" manifest:media-type="image/png"/>
  <manifest:file-entry manifest:full-path="Pictures/100002010000012C000000921D902C3606FB15B4.png" manifest:media-type="image/png"/>
  <manifest:file-entry manifest:full-path="Pictures/10000000000004040000024E3409B0E909EA812D.png" manifest:media-type="image/png"/>
  <manifest:file-entry manifest:full-path="Pictures/100000000000024C00000290949584F4256388C1.png" manifest:media-type="image/png"/>
  <manifest:file-entry manifest:full-path="Pictures/100000000000027A000000FF88BCC7B8ED2D591E.png" manifest:media-type="image/png"/>
  <manifest:file-entry manifest:full-path="Pictures/10000201000002BF000000BE246538B412582EA9.png" manifest:media-type="image/png"/>
  <manifest:file-entry manifest:full-path="Pictures/100002010000062A00000262C3E2A566097B8745.png" manifest:media-type="image/png"/>
  <manifest:file-entry manifest:full-path="Pictures/1000000000000780000000472063EE7782BD9BBF.jpg" manifest:media-type="image/jpeg"/>
  <manifest:file-entry manifest:full-path="Pictures/10000201000004B0000000D5E5E5D2FF34A4472F.png" manifest:media-type="image/png"/>
  <manifest:file-entry manifest:full-path="Pictures/10000201000001690000040BC96AE00BF36F018A.png" manifest:media-type="image/png"/>
  <manifest:file-entry manifest:full-path="Pictures/1000000000000400000000C72942C5B226D6FC78.png" manifest:media-type="image/png"/>
  <manifest:file-entry manifest:full-path="Pictures/100002010000021B0000009964F6887D464ABC51.png" manifest:media-type="image/png"/>
  <manifest:file-entry manifest:full-path="Pictures/10000201000003C900000256B06DA37E0AF31872.png" manifest:media-type="image/png"/>
  <manifest:file-entry manifest:full-path="Pictures/100000000000078000000438D68F74679D7DA13A.jpg" manifest:media-type="image/jpeg"/>
  <manifest:file-entry manifest:full-path="Pictures/1000020100000100000001005C9B43AB49906FAA.png" manifest:media-type="image/png"/>
  <manifest:file-entry manifest:full-path="Pictures/100000000000030A0000030A8E695565EEFE7CD1.jpg" manifest:media-type="image/jpeg"/>
  <manifest:file-entry manifest:full-path="Pictures/1000000000000474000002B61626D748A51B4193.png" manifest:media-type="image/png"/>
  <manifest:file-entry manifest:full-path="Pictures/1000020100000301000003011A857DBCB92B29F4.png" manifest:media-type="image/png"/>
  <manifest:file-entry manifest:full-path="Pictures/10000201000002660000010F611241A56C9DD71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Open Sans Light" svg:font-family="'Open Sans Light'"/>
    <style:font-face style:name="Permanent Marker" svg:font-family="'Permanent Marker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16cm, 0cm, 0.018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ffffff" draw:opacity="47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solid" svg:stroke-width="0.053cm" svg:stroke-color="#a7a7a7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TITLE_5f_AND_5f_BODY_5f_1_5f_3_5f_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TITLE_5f_AND_5f_BODY_5f_1_5f_3_5f_1-title">
      <style:graphic-properties draw:stroke="none" svg:stroke-width="0cm" draw:fill="none" draw:textarea-vertical-align="bottom" draw:auto-grow-height="false" draw:fit-to-size="false" style:shrink-to-fit="false" fo:min-height="4.772cm" fo:padding-top="0.508cm" fo:padding-bottom="0.508cm" fo:padding-left="0.508cm" fo:padding-right="0.508cm" fo:wrap-option="wrap"/>
    </style:style>
    <style:style style:name="pr4" style:family="presentation" style:parent-style-name="TITLE_5f_AND_5f_BODY_5f_1_5f_3_5f_1-outline1">
      <style:graphic-properties draw:stroke="none" svg:stroke-width="0cm" draw:fill="none" draw:textarea-vertical-align="top" draw:auto-grow-height="false" draw:fit-to-size="false" style:shrink-to-fit="false" fo:min-height="16.322cm" fo:padding-top="0.508cm" fo:padding-bottom="0.508cm" fo:padding-left="0.508cm" fo:padding-right="0.508cm" fo:wrap-option="wrap"/>
    </style:style>
    <style:style style:name="pr5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TITLE_5f_AND_5f_BODY_5f_1_5f_3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TITLE_5f_AND_5f_BODY_5f_1_5f_3_5f_1-outline1">
      <style:graphic-properties draw:stroke="none" svg:stroke-width="0cm" draw:fill="gradient" draw:fill-gradient-name="Gradient_20_2" draw:textarea-vertical-align="top" draw:auto-grow-height="false" draw:fit-to-size="false" style:shrink-to-fit="false" fo:min-height="16.322cm" fo:padding-top="0.508cm" fo:padding-bottom="0.508cm" fo:padding-left="0.508cm" fo:padding-right="0.508cm" fo:wrap-option="wrap"/>
    </style:style>
    <style:style style:name="pr11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4" style:family="presentation" style:parent-style-name="Title_20__2b__20_1_20_column-title" style:list-style-name="L13">
      <style:graphic-properties draw:stroke="none" svg:stroke-width="0cm" draw:fill="none" draw:textarea-vertical-align="middle" draw:auto-grow-height="false" draw:fit-to-size="false" style:shrink-to-fit="false" fo:min-height="4.772cm" fo:padding-top="0.508cm" fo:padding-bottom="0.508cm" fo:padding-left="0.508cm" fo:padding-right="0.508cm" fo:wrap-option="wrap"/>
    </style:style>
    <style:style style:name="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6.322cm" fo:padding-top="0.508cm" fo:padding-bottom="0.508cm" fo:padding-left="0.508cm" fo:padding-right="0.508cm" fo:wrap-option="wrap"/>
    </style:style>
    <style:style style:name="pr16" style:family="presentation" style:parent-style-name="Title_20__2b__20_1_20_colum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7" style:family="presentation" style:parent-style-name="Title_20__2b__20_1_20_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cm" fo:padding-bottom="0cm" fo:padding-left="0cm" fo:padding-right="0cm" fo:wrap-option="wrap"/>
    </style:style>
    <style:style style:name="pr18" style:family="presentation" style:parent-style-name="Title_20__2b__20_1_20_column-title">
      <style:graphic-properties draw:stroke="none" svg:stroke-width="0cm" draw:fill="none" draw:textarea-vertical-align="middle" draw:auto-grow-height="false" draw:fit-to-size="false" style:shrink-to-fit="false" fo:min-height="4.772cm" fo:padding-top="0.508cm" fo:padding-bottom="0.508cm" fo:padding-left="0.508cm" fo:padding-right="0.508cm" fo:wrap-option="wrap"/>
    </style:style>
    <style:style style:name="pr19" style:family="presentation" style:parent-style-name="Title_20__2b__20_1_20_colum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0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1" style:family="presentation" style:parent-style-name="TITLE_5f_AND_5f_BODY_5f_1_5f_3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 draw:opacity="47%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14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6" style:family="paragraph">
      <loext:graphic-properties draw:fill="gradient" draw:fill-gradient-name="Gradient_20_2"/>
      <style:paragraph-properties fo:text-align="start" style:font-independent-line-spacing="true"/>
      <style:text-properties fo:font-size="45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Open Sans" fo:font-size="50pt" fo:letter-spacing="normal" fo:font-style="normal" style:text-underline-style="none" fo:font-weight="normal" style:font-name-asian="Open Sans" style:font-size-asian="50pt" style:font-style-asian="normal" style:font-weight-asian="normal" style:font-name-complex="Open Sans" style:font-size-complex="50pt" style:font-style-complex="normal" style:font-weight-complex="normal"/>
    </style:style>
    <style:style style:name="P18" style:family="paragraph">
      <style:paragraph-properties fo:margin-left="0cm" fo:margin-right="0cm" fo:margin-top="0.38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88cm" fo:margin-bottom="0.388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.353cm" fo:margin-bottom="0cm" fo:line-height="100%" fo:text-align="start" fo:text-indent="0cm" style:writing-mode="lr-tb"/>
    </style:style>
    <style:style style:name="P23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53cm" fo:margin-bottom="0.35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" fo:font-size="73pt" fo:letter-spacing="normal" fo:font-style="normal" style:text-underline-style="none" fo:font-weight="normal" style:font-name-asian="Open Sans" style:font-size-asian="73pt" style:font-style-asian="normal" style:font-weight-asian="normal" style:font-name-complex="Open Sans" style:font-size-complex="7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Light" fo:font-size="65pt" fo:letter-spacing="normal" fo:font-style="italic" style:text-underline-style="none" fo:font-weight="normal" style:font-name-asian="Open Sans Light" style:font-size-asian="65pt" style:font-style-asian="italic" style:font-weight-asian="normal" style:font-name-complex="Open Sans Light" style:font-size-complex="65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31pt" fo:letter-spacing="normal" fo:font-style="normal" style:text-underline-style="none" fo:font-weight="normal" style:font-name-asian="Open Sans" style:font-size-asian="31pt" style:font-style-asian="normal" style:font-weight-asian="normal" style:font-name-complex="Open Sans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bold" style:font-name-asian="Open Sans" style:font-size-asian="14pt" style:font-style-asian="normal" style:font-weight-asian="bold" style:font-name-complex="Open Sans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9pt" fo:letter-spacing="normal" fo:font-style="normal" style:text-underline-style="none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Open Sans" fo:font-size="19pt" fo:letter-spacing="normal" fo:font-style="normal" style:text-underline-style="solid" style:text-underline-width="auto" style:text-underline-color="font-color" fo:font-weight="normal" style:font-name-asian="Open Sans" style:font-size-asian="19pt" style:font-style-asian="normal" style:font-weight-asian="normal" style:font-name-complex="Open Sans" style:font-size-complex="19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Open Sans" fo:font-size="70pt" fo:letter-spacing="normal" fo:font-style="normal" style:text-underline-style="none" fo:font-weight="normal" style:font-name-asian="Open Sans" style:font-size-asian="70pt" style:font-style-asian="normal" style:font-weight-asian="normal" style:font-name-complex="Open Sans" style:font-size-complex="70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style:style style:name="T11" style:family="text">
      <style:text-properties fo:font-variant="normal" fo:text-transform="none" fo:color="#404040" style:text-line-through-style="solid" style:text-line-through-type="single" style:text-position="0% 100%" style:font-name="Open Sans" fo:font-size="48pt" fo:letter-spacing="normal" fo:font-style="normal" style:text-underline-style="none" fo:font-weight="normal" style:font-name-asian="Open Sans" style:font-size-asian="48pt" style:font-style-asian="normal" style:font-weight-asian="normal" style:font-name-complex="Open Sans" style:font-size-complex="48pt" style:font-style-complex="normal" style:font-weight-complex="normal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Permanent Marker" fo:font-size="48pt" fo:letter-spacing="normal" fo:font-style="normal" style:text-underline-style="none" fo:font-weight="normal" style:font-name-asian="Permanent Marker" style:font-size-asian="48pt" style:font-style-asian="normal" style:font-weight-asian="normal" style:font-name-complex="Permanent Marker" style:font-size-complex="48pt" style:font-style-complex="normal" style:font-weight-complex="normal"/>
    </style:style>
    <style:style style:name="T13" style:family="text">
      <style:text-properties fo:font-variant="normal" fo:text-transform="none" fo:color="#404040" style:text-line-through-style="solid" style:text-line-through-type="single" style:text-position="0% 100%" style:font-name="Open Sans" fo:font-size="70pt" fo:letter-spacing="normal" fo:font-style="normal" style:text-underline-style="none" fo:font-weight="normal" style:font-name-asian="Open Sans" style:font-size-asian="70pt" style:font-style-asian="normal" style:font-weight-asian="normal" style:font-name-complex="Open Sans" style:font-size-complex="70pt" style:font-style-complex="normal" style:font-weight-complex="normal"/>
    </style:style>
    <style:style style:name="T14" style:family="text">
      <style:text-properties fo:font-variant="normal" fo:text-transform="none" fo:color="#404040" style:text-line-through-style="none" style:text-line-through-type="none" style:text-position="0% 100%" style:font-name="Open Sans" fo:font-size="45pt" fo:letter-spacing="normal" fo:font-style="normal" style:text-underline-style="none" fo:font-weight="normal" style:font-name-asian="Open Sans" style:font-size-asian="45pt" style:font-style-asian="normal" style:font-weight-asian="normal" style:font-name-complex="Open Sans" style:font-size-complex="4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Open Sans" fo:font-size="48pt" fo:letter-spacing="normal" fo:font-style="normal" style:text-underline-style="none" fo:font-weight="bold" style:font-name-asian="Open Sans" style:font-size-asian="48pt" style:font-style-asian="normal" style:font-weight-asian="bold" style:font-name-complex="Open Sans" style:font-size-complex="48pt" style:font-style-complex="normal" style:font-weight-complex="bold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Open Sans" fo:font-size="48pt" fo:letter-spacing="normal" fo:font-style="italic" style:text-underline-style="none" fo:font-weight="normal" style:font-name-asian="Open Sans" style:font-size-asian="48pt" style:font-style-asian="italic" style:font-weight-asian="normal" style:font-name-complex="Open Sans" style:font-size-complex="48pt" style:font-style-complex="italic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Open Sans" fo:font-size="42pt" fo:letter-spacing="normal" fo:font-style="normal" style:text-underline-style="none" fo:font-weight="normal" style:font-name-asian="Open Sans" style:font-size-asian="42pt" style:font-style-asian="normal" style:font-weight-asian="normal" style:font-name-complex="Open Sans" style:font-size-complex="42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Open Sans" fo:font-size="31pt" fo:letter-spacing="normal" fo:font-style="normal" style:text-underline-style="none" fo:font-weight="normal" style:font-name-asian="Open Sans" style:font-size-asian="31pt" style:font-style-asian="normal" style:font-weight-asian="normal" style:font-name-complex="Open Sans" style:font-size-complex="31pt" style:font-style-complex="normal" style:font-weight-complex="normal"/>
    </style:style>
    <style:style style:name="T20" style:family="text">
      <style:text-properties fo:font-variant="normal" fo:text-transform="none" fo:color="#404040" style:text-line-through-style="none" style:text-line-through-type="none" style:text-position="0% 100%" style:font-name="Permanent Marker" fo:font-size="70pt" fo:letter-spacing="normal" fo:font-style="normal" style:text-underline-style="none" fo:font-weight="normal" style:font-name-asian="Permanent Marker" style:font-size-asian="70pt" style:font-style-asian="normal" style:font-weight-asian="normal" style:font-name-complex="Permanent Marker" style:font-size-complex="70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Open Sans" fo:font-size="35pt" fo:letter-spacing="normal" fo:font-style="normal" style:text-underline-style="none" fo:font-weight="normal" style:font-name-asian="Open Sans" style:font-size-asian="35pt" style:font-style-asian="normal" style:font-weight-asian="normal" style:font-name-complex="Open Sans" style:font-size-complex="35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0% 100%" style:font-name="Open Sans" fo:font-size="44pt" fo:letter-spacing="normal" fo:font-style="normal" style:text-underline-style="none" fo:font-weight="normal" style:font-name-asian="Open Sans" style:font-size-asian="44pt" style:font-style-asian="normal" style:font-weight-asian="normal" style:font-name-complex="Open Sans" style:font-size-complex="44pt" style:font-style-complex="normal" style:font-weight-complex="normal"/>
    </style:style>
    <style:style style:name="T23" style:family="text">
      <style:text-properties fo:font-variant="normal" fo:text-transform="none" fo:color="#535353" style:text-line-through-style="none" style:text-line-through-type="none" style:text-position="0% 100%" style:font-name="Open Sans Light" fo:font-size="32pt" fo:letter-spacing="normal" fo:font-style="normal" style:text-underline-style="none" fo:font-weight="normal" style:font-name-asian="Open Sans Light" style:font-size-asian="32pt" style:font-style-asian="normal" style:font-weight-asian="normal" style:font-name-complex="Open Sans Light" style:font-size-complex="32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Open Sans Light" fo:font-size="32pt" fo:letter-spacing="normal" fo:font-style="normal" style:text-underline-style="solid" style:text-underline-width="auto" style:text-underline-color="font-color" fo:font-weight="normal" style:font-name-asian="Open Sans Light" style:font-size-asian="32pt" style:font-style-asian="normal" style:font-weight-asian="normal" style:font-name-complex="Open Sans Light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pen Sans" fo:font-size="50pt" fo:letter-spacing="normal" fo:font-style="normal" style:text-underline-style="none" fo:font-weight="normal" style:font-name-asian="Open Sans" style:font-size-asian="50pt" style:font-style-asian="normal" style:font-weight-asian="normal" style:font-name-complex="Open Sans" style:font-size-complex="50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Open Sans Light" fo:font-size="24pt" fo:letter-spacing="normal" fo:font-style="normal" style:text-underline-style="solid" style:text-underline-width="auto" style:text-underline-color="font-color" fo:font-weight="normal" style:font-name-asian="Open Sans Light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T27" style:family="text">
      <style:text-properties fo:font-variant="normal" fo:text-transform="none" fo:color="#535353" style:text-line-through-style="none" style:text-line-through-type="none" style:text-position="0% 100%" style:font-name="Open Sans Light" fo:font-size="24pt" fo:letter-spacing="normal" fo:font-style="normal" style:text-underline-style="none" fo:font-weight="normal" style:font-name-asian="Open Sans Light" style:font-size-asian="24pt" style:font-style-asian="normal" style:font-weight-asian="normal" style:font-name-complex="Open Sans Light" style:font-size-complex="24pt" style:font-style-complex="normal" style:font-weight-complex="normal"/>
    </style:style>
    <style:style style:name="T28" style:family="text">
      <style:text-properties fo:font-variant="normal" fo:text-transform="none" fo:color="#535353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41cm"/>
        <style:text-properties style:font-name="Aria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72cm" text:min-label-width="1.198cm"/>
        <style:text-properties style:font-name="Open Sans Light" fo:color="#53535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072cm" text:min-label-width="1.198cm"/>
        <style:text-properties fo:color="#53535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_5f_1_5f_3_5f_1">
        <draw:frame draw:name="Google Shape;71;p15" draw:style-name="gr1" draw:text-style-name="P1" draw:layer="layout" svg:width="17.14cm" svg:height="17.17cm" svg:x="31.625cm" svg:y="1.82cm">
          <draw:image xlink:href="Pictures/1000020100000301000003011A857DBCB92B29F4.png" xlink:type="simple" xlink:show="embed" xlink:actuate="onLoad">
            <text:p/>
          </draw:image>
        </draw:frame>
        <draw:frame draw:name="Google Shape;72;p15" draw:style-name="gr2" draw:text-style-name="P1" draw:layer="layout" svg:width="16.323cm" svg:height="10.073cm" svg:x="26.032cm" svg:y="11.125cm">
          <draw:image xlink:href="Pictures/10000201000003C900000256B06DA37E0AF31872.png" xlink:type="simple" xlink:show="embed" xlink:actuate="onLoad">
            <text:p/>
          </draw:image>
        </draw:frame>
        <draw:custom-shape draw:name="Google Shape;73;p15" draw:style-name="gr3" draw:text-style-name="P2" draw:layer="layout" svg:width="12.317cm" svg:height="4.415cm" svg:x="32.176cm" svg:y="21.409cm"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4" draw:text-style-name="P4" draw:layer="layout" svg:width="27.331cm" svg:height="14.331cm" svg:x="2.485cm" svg:y="2.2cm">
          <text:p text:style-name="P3"><text:span text:style-name="T1">Picking the Best UI Framework for Windows 11 Development 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5" draw:text-style-name="P1" draw:layer="layout" svg:width="6.742cm" svg:height="6.742cm" svg:x="41.406cm" svg:y="20.378cm">
          <draw:image xlink:href="Pictures/100000000000030A0000030A8E695565EEFE7CD1.jpg" xlink:type="simple" xlink:show="embed" xlink:actuate="onLoad">
            <text:p/>
          </draw:image>
        </draw:frame>
        <draw:frame draw:name="Google Shape;76;p15" draw:style-name="gr2" draw:text-style-name="P1" draw:layer="layout" svg:width="7.494cm" svg:height="1.329cm" svg:x="3.967cm" svg:y="25.172cm">
          <draw:image xlink:href="Pictures/10000201000004B0000000D5E5E5D2FF34A4472F.png" xlink:type="simple" xlink:show="embed" xlink:actuate="onLoad">
            <text:p/>
          </draw:image>
        </draw:frame>
        <draw:custom-shape draw:name="Google Shape;77;p15" draw:style-name="gr6" draw:text-style-name="P4" draw:layer="layout" svg:width="8.156cm" svg:height="4.057cm" svg:x="32.553cm" svg:y="21.077cm">
          <text:p text:style-name="P5"><text:span text:style-name="T3">Ian Barker</text:span></text:p>
          <text:p text:style-name="P5"><text:span text:style-name="T4">Embarcadero Delphi MVP</text:span></text:p>
          <text:p text:style-name="P5"><text:span text:style-name="T5">ian.barker@gmail.com</text:span></text:p>
          <text:p text:style-name="P5"><text:span text:style-name="T5">@punctuation about.me/IanBar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4" draw:text-style-name="P4" draw:layer="layout" svg:width="19.329cm" svg:height="1.313cm" svg:x="15.611cm" svg:y="26.503cm">
          <text:p text:style-name="P6"><text:span text:style-name="T6">Slides, link &amp; replay: <text:s/></text:span><text:span text:style-name="T7"><text:a xlink:href="https://tinyurl.com/win11bestui" xlink:type="simple">https://tinyurl.com/win11bestui</text:a></text:span><text:span text:style-name="T6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108c907f803_0_52:notes" draw:style-name="gr7" draw:layer="layout" svg:width="16.931cm" svg:height="9.523cm" svg:x="1.058cm" svg:y="1.93cm" draw:page-number="1" presentation:class="page"/>
          <draw:frame draw:name="Google Shape;68;g108c907f803_0_52:notes" presentation:style-name="pr1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69;g108c907f803_0_52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genda" draw:style-name="dp1" draw:master-page-name="TITLE_5f_AND_5f_BODY_5f_1_5f_3_5f_1">
        <draw:frame draw:name="Google Shape;84;p16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Agenda</text:span></text:p>
          </draw:text-box>
        </draw:frame>
        <draw:frame draw:name="Google Shape;85;p16" presentation:style-name="pr4" draw:text-style-name="P13" draw:layer="layout" svg:width="47.388cm" svg:height="18.864cm" svg:x="2.007cm" svg:y="5.006cm" presentation:class="outline" presentation:user-transformed="true">
          <draw:text-box>
            <text:list text:style-name="L4">
              <text:list-item>
                <text:p text:style-name="P12"><text:span text:style-name="T10">The challenges of Windows 11</text:span></text:p>
              </text:list-item>
              <text:list-item>
                <text:p text:style-name="P12"><text:span text:style-name="T10">Doing it the </text:span><text:span text:style-name="T11">hard</text:span><text:span text:style-name="T10"> Microsoft way</text:span></text:p>
              </text:list-item>
              <text:list-item>
                <text:p text:style-name="P12"><text:span text:style-name="T10">Doing it the easy way </text:span></text:p>
              </text:list-item>
              <text:list-item>
                <text:p text:style-name="P12"><text:span text:style-name="T10">Adding the </text:span><text:span text:style-name="T12">wow!</text:span><text:span text:style-name="T10"> factor</text:span></text:p>
              </text:list-item>
              <text:list-item>
                <text:p text:style-name="P12"><text:span text:style-name="T10">Q&amp;A</text:span></text:p>
              </text:list-item>
            </text:list>
          </draw:text-box>
        </draw:frame>
        <draw:frame draw:name="Google Shape;86;p16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87;p16" draw:style-name="gr2" draw:text-style-name="P1" draw:layer="layout" svg:width="2.157cm" svg:height="2.157cm" svg:x="20.979cm" svg:y="10.853cm">
          <draw:image xlink:href="Pictures/1000020100000100000001005C9B43AB49906FAA.png" xlink:type="simple" xlink:show="embed" xlink:actuate="onLoad">
            <text:p/>
          </draw:image>
        </draw:frame>
        <presentation:notes draw:style-name="dp2">
          <draw:page-thumbnail draw:name="Google Shape;80;g10ba20d134c_1_70:notes" draw:style-name="gr7" draw:layer="layout" svg:width="16.931cm" svg:height="9.523cm" svg:x="1.058cm" svg:y="1.93cm" draw:page-number="2" presentation:class="page"/>
          <draw:frame draw:name="Google Shape;81;g10ba20d134c_1_70:notes" presentation:style-name="pr5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82;g10ba20d134c_1_70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The challenges of Windows 11" draw:style-name="dp1" draw:master-page-name="TITLE_5f_AND_5f_BODY_5f_1_5f_3_5f_1">
        <draw:frame draw:name="Google Shape;93;p17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The challenges of Windows 11</text:span></text:p>
          </draw:text-box>
        </draw:frame>
        <draw:frame draw:name="Google Shape;94;p17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95;p17" draw:style-name="gr8" draw:text-style-name="P1" draw:layer="layout" svg:width="16.244cm" svg:height="7.169cm" svg:x="8.145cm" svg:y="16.332cm">
          <draw:image xlink:href="Pictures/10000201000002660000010F611241A56C9DD71F.png" xlink:type="simple" xlink:show="embed" xlink:actuate="onLoad">
            <text:p/>
          </draw:image>
        </draw:frame>
        <draw:frame draw:name="Google Shape;96;p17" presentation:style-name="pr4" draw:text-style-name="P13" draw:layer="layout" svg:width="18.972cm" svg:height="5.465cm" svg:x="0.008cm" svg:y="12.791cm" presentation:class="outline" presentation:user-transformed="true">
          <draw:text-box>
            <text:p text:style-name="P14"><text:span text:style-name="T10">New types of window behavior</text:span></text:p>
            <text:p text:style-name="P14"><text:span text:style-name="T10"/></text:p>
          </draw:text-box>
        </draw:frame>
        <draw:frame draw:name="Google Shape;97;p17" draw:style-name="gr8" draw:text-style-name="P1" draw:layer="layout" svg:width="8.013cm" svg:height="22.976cm" svg:x="41.061cm" svg:y="4.429cm">
          <draw:image xlink:href="Pictures/10000201000001690000040BC96AE00BF36F018A.png" xlink:type="simple" xlink:show="embed" xlink:actuate="onLoad">
            <text:p/>
          </draw:image>
        </draw:frame>
        <draw:frame draw:name="Google Shape;98;p17" presentation:style-name="pr4" draw:text-style-name="P13" draw:layer="layout" svg:width="9.699cm" svg:height="5.905cm" svg:x="31.17cm" svg:y="14.43cm" presentation:class="outline" presentation:user-transformed="true">
          <draw:text-box>
            <text:p text:style-name="P14"><text:span text:style-name="T10">New UI standards</text:span></text:p>
            <text:p text:style-name="P14"><text:span text:style-name="T10"/></text:p>
          </draw:text-box>
        </draw:frame>
        <draw:frame draw:name="Google Shape;99;p17" draw:style-name="gr8" draw:text-style-name="P1" draw:layer="layout" svg:width="18.599cm" svg:height="5.026cm" svg:x="1.015cm" svg:y="5.942cm">
          <draw:image xlink:href="Pictures/10000201000002BF000000BE246538B412582EA9.png" xlink:type="simple" xlink:show="embed" xlink:actuate="onLoad">
            <text:p/>
          </draw:image>
        </draw:frame>
        <draw:frame draw:name="Google Shape;100;p17" presentation:style-name="pr4" draw:text-style-name="P13" draw:layer="layout" svg:width="18.108cm" svg:height="5.026cm" svg:x="19.782cm" svg:y="5.615cm" presentation:class="outline" presentation:user-transformed="true">
          <draw:text-box>
            <text:p text:style-name="P14"><text:span text:style-name="T10">The toolbar became centered </text:span></text:p>
            <text:p text:style-name="P14"><text:span text:style-name="T10"/></text:p>
          </draw:text-box>
        </draw:frame>
        <presentation:notes draw:style-name="dp2">
          <draw:page-thumbnail draw:name="Google Shape;89;gf3a0da0427_0_0:notes" draw:style-name="gr7" draw:layer="layout" svg:width="16.931cm" svg:height="9.523cm" svg:x="1.058cm" svg:y="1.93cm" draw:page-number="3" presentation:class="page"/>
          <draw:frame draw:name="Google Shape;90;gf3a0da0427_0_0:notes" presentation:style-name="pr6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91;gf3a0da0427_0_0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ing it the hard Microsoft way" draw:style-name="dp1" draw:master-page-name="TITLE_5f_AND_5f_BODY_5f_1_5f_3_5f_1">
        <draw:frame draw:name="Google Shape;106;p18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Doing it the </text:span><text:span text:style-name="T13">hard</text:span><text:span text:style-name="T9"> Microsoft way</text:span></text:p>
          </draw:text-box>
        </draw:frame>
        <draw:frame draw:name="Google Shape;107;p18" presentation:style-name="pr4" draw:text-style-name="P13" draw:layer="layout" svg:width="18.972cm" svg:height="5.465cm" svg:x="0.952cm" svg:y="7.167cm" presentation:class="outline" presentation:user-transformed="true">
          <draw:text-box>
            <text:p text:style-name="P14"><text:span text:style-name="T10">Microsoft have the Win UI3 project</text:span></text:p>
            <text:p text:style-name="P14"><text:span text:style-name="T10"/></text:p>
          </draw:text-box>
        </draw:frame>
        <draw:frame draw:name="Google Shape;108;p18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09;p18" draw:style-name="gr8" draw:text-style-name="P1" draw:layer="layout" svg:width="30.1cm" svg:height="11.635cm" svg:x="18.313cm" svg:y="5.426cm">
          <draw:image xlink:href="Pictures/100002010000062A00000262C3E2A566097B8745.png" xlink:type="simple" xlink:show="embed" xlink:actuate="onLoad">
            <text:p/>
          </draw:image>
        </draw:frame>
        <draw:frame draw:name="Google Shape;110;p18" presentation:style-name="pr4" draw:text-style-name="P13" draw:layer="layout" svg:width="47.514cm" svg:height="3.432cm" svg:x="0.899cm" svg:y="17.042cm" presentation:class="outline" presentation:user-transformed="true">
          <draw:text-box>
            <text:p text:style-name="P14"><text:span text:style-name="T14">https://docs.microsoft.com/en-us/windows/apps/winui/winui3/</text:span></text:p>
          </draw:text-box>
        </draw:frame>
        <presentation:notes draw:style-name="dp2">
          <draw:page-thumbnail draw:name="Google Shape;102;gf3a0da0427_0_8:notes" draw:style-name="gr7" draw:layer="layout" svg:width="16.931cm" svg:height="9.523cm" svg:x="1.058cm" svg:y="1.93cm" draw:page-number="4" presentation:class="page"/>
          <draw:frame draw:name="Google Shape;103;gf3a0da0427_0_8:notes" presentation:style-name="pr7" draw:text-style-name="P15" draw:layer="layout" svg:width="15.238cm" svg:height="11.428cm" svg:x="1.905cm" svg:y="12.065cm" presentation:class="notes" presentation:user-transformed="true">
            <draw:text-box>
              <text:p text:style-name="P6"><text:span text:style-name="T15">The Windows App SDK was previously known as Project Reunion. WinUI 3 is the native UI platform component that ships with the Windows App SDK (completely decoupled from Windows 10 and later SDKs). The Windows App SDK provides a unified set of APIs and tools that can be used to create production desktop apps that target Windows 10 and later, and can be published to the Microsoft Store.</text:span></text:p>
            </draw:text-box>
          </draw:frame>
          <draw:frame draw:name="Google Shape;104;gf3a0da0427_0_8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ing it the hard Microsoft way" draw:style-name="dp1" draw:master-page-name="TITLE_5f_AND_5f_BODY_5f_1_5f_3_5f_1">
        <draw:frame draw:name="Google Shape;116;p19" presentation:style-name="pr4" draw:text-style-name="P13" draw:layer="layout" svg:width="37.71cm" svg:height="3.432cm" svg:x="2.328cm" svg:y="5.429cm" presentation:class="outline" presentation:user-transformed="true">
          <draw:text-box>
            <text:p text:style-name="P14"><text:span text:style-name="T10">Marco has a demo of using UI3 with Delphi</text:span></text:p>
            <text:p text:style-name="P14"><text:span text:style-name="T10"/></text:p>
          </draw:text-box>
        </draw:frame>
        <draw:frame draw:name="Google Shape;117;p19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Doing it the </text:span><text:span text:style-name="T13">hard</text:span><text:span text:style-name="T9"> Microsoft way</text:span></text:p>
          </draw:text-box>
        </draw:frame>
        <draw:frame draw:name="Google Shape;118;p19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19;p19" draw:style-name="gr8" draw:text-style-name="P1" draw:layer="layout" svg:width="36.464cm" svg:height="7.086cm" svg:x="6.766cm" svg:y="9.292cm">
          <draw:image xlink:href="Pictures/1000000000000400000000C72942C5B226D6FC78.png" xlink:type="simple" xlink:show="embed" xlink:actuate="onLoad">
            <text:p/>
          </draw:image>
        </draw:frame>
        <draw:frame draw:name="Google Shape;120;p19" presentation:style-name="pr4" draw:text-style-name="P13" draw:layer="layout" svg:width="47.514cm" svg:height="3.432cm" svg:x="2.593cm" svg:y="16.619cm" presentation:class="outline" presentation:user-transformed="true">
          <draw:text-box>
            <text:p text:style-name="P14"><text:span text:style-name="T14">https://blogs.embarcadero.com/delphi-winui-3-demo/</text:span></text:p>
            <text:p text:style-name="P14"><text:span text:style-name="T14"/></text:p>
            <text:p text:style-name="P14"><text:span text:style-name="T14"/></text:p>
          </draw:text-box>
        </draw:frame>
        <presentation:notes draw:style-name="dp2">
          <draw:page-thumbnail draw:name="Google Shape;112;gf3a0da0427_0_19:notes" draw:style-name="gr7" draw:layer="layout" svg:width="16.931cm" svg:height="9.523cm" svg:x="1.058cm" svg:y="1.93cm" draw:page-number="5" presentation:class="page"/>
          <draw:frame draw:name="Google Shape;113;gf3a0da0427_0_19:notes" presentation:style-name="pr7" draw:text-style-name="P15" draw:layer="layout" svg:width="15.238cm" svg:height="11.428cm" svg:x="1.905cm" svg:y="12.065cm" presentation:class="notes" presentation:user-transformed="true">
            <draw:text-box>
              <text:p text:style-name="P6"><text:span text:style-name="T15">Declarative UI. Lots of dependencies to install. DLL/versioning. Very fiddly and unclear to set up right now - this will improve once things at Microsoft settle down a little.</text:span></text:p>
            </draw:text-box>
          </draw:frame>
          <draw:frame draw:name="Google Shape;114;gf3a0da0427_0_19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ing it the easy way" draw:style-name="dp1" draw:master-page-name="TITLE_5f_AND_5f_BODY_5f_1_5f_3_5f_1">
        <draw:frame draw:name="Google Shape;126;p20" presentation:style-name="pr4" draw:text-style-name="P13" draw:layer="layout" svg:width="37.71cm" svg:height="3.432cm" svg:x="2.328cm" svg:y="5.429cm" presentation:class="outline" presentation:user-transformed="true">
          <draw:text-box>
            <text:p text:style-name="P14"><text:span text:style-name="T10">VCL or FireMonkey FMX</text:span></text:p>
            <text:p text:style-name="P14"><text:span text:style-name="T10"/></text:p>
          </draw:text-box>
        </draw:frame>
        <draw:frame draw:name="Google Shape;127;p20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Doing it the easy way</text:span></text:p>
          </draw:text-box>
        </draw:frame>
        <draw:frame draw:name="Google Shape;128;p20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29;p20" draw:style-name="gr2" draw:text-style-name="P1" draw:layer="layout" svg:width="3.132cm" svg:height="3.132cm" svg:x="28.157cm" svg:y="1.589cm">
          <draw:image xlink:href="Pictures/1000020100000100000001005C9B43AB49906FAA.png" xlink:type="simple" xlink:show="embed" xlink:actuate="onLoad">
            <text:p/>
          </draw:image>
        </draw:frame>
        <draw:frame draw:name="Google Shape;130;p20" presentation:style-name="pr4" draw:text-style-name="P13" draw:layer="layout" svg:width="47.388cm" svg:height="14.299cm" svg:x="3.411cm" svg:y="9.217cm" presentation:class="outline" presentation:user-transformed="true">
          <draw:text-box>
            <text:list text:style-name="L4">
              <text:list-item>
                <text:p text:style-name="P12"><text:span text:style-name="T10">FireMonkey if you’re going to go cross-platform</text:span></text:p>
              </text:list-item>
              <text:list-item>
                <text:p text:style-name="P12"><text:span text:style-name="T10">VCL for an authentic, close-to-the-metal experience</text:span></text:p>
              </text:list-item>
              <text:list-item>
                <text:p text:style-name="P12"><text:span text:style-name="T10">Delphi 11 Alexandria has the most optimum experience</text:span></text:p>
              </text:list-item>
              <text:list-item>
                <text:p text:style-name="P12"><text:span text:style-name="T10">New Delphi styles added specifically for Windows 11</text:span></text:p>
              </text:list-item>
            </text:list>
          </draw:text-box>
        </draw:frame>
        <presentation:notes draw:style-name="dp2">
          <draw:page-thumbnail draw:name="Google Shape;122;gf3a0da0427_0_35:notes" draw:style-name="gr7" draw:layer="layout" svg:width="16.931cm" svg:height="9.523cm" svg:x="1.058cm" svg:y="1.93cm" draw:page-number="6" presentation:class="page"/>
          <draw:frame draw:name="Google Shape;123;gf3a0da0427_0_35:notes" presentation:style-name="pr8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24;gf3a0da0427_0_35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ing it the easy way" draw:style-name="dp1" draw:master-page-name="TITLE_5f_AND_5f_BODY_5f_1_5f_3_5f_1">
        <draw:frame draw:name="Google Shape;136;p21" presentation:style-name="pr4" draw:text-style-name="P13" draw:layer="layout" svg:width="14.768cm" svg:height="10.767cm" svg:x="2.328cm" svg:y="5.429cm" presentation:class="outline" presentation:user-transformed="true">
          <draw:text-box>
            <text:p text:style-name="P14"><text:span text:style-name="T16">VCL specific for Windows 11 </text:span></text:p>
            <text:p text:style-name="P14"><text:span text:style-name="T10"/></text:p>
            <text:p text:style-name="P14"><text:span text:style-name="T17">Styles</text:span></text:p>
          </draw:text-box>
        </draw:frame>
        <draw:frame draw:name="Google Shape;137;p21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Doing it the easy way</text:span></text:p>
          </draw:text-box>
        </draw:frame>
        <draw:frame draw:name="Google Shape;138;p21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39;p21" presentation:style-name="pr4" draw:text-style-name="P13" draw:layer="layout" svg:width="47.514cm" svg:height="3.432cm" svg:x="1.708cm" svg:y="17.521cm" presentation:class="outline" presentation:user-transformed="true">
          <draw:text-box>
            <text:p text:style-name="P14"><text:span text:style-name="T18">https://blogs.embarcadero.com/more-vcl-support-for-windows-11/</text:span></text:p>
            <text:p text:style-name="P14"><text:span text:style-name="T14"/></text:p>
            <text:p text:style-name="P14"><text:span text:style-name="T14"/></text:p>
          </draw:text-box>
        </draw:frame>
        <draw:frame draw:name="Google Shape;140;p21" draw:style-name="gr2" draw:text-style-name="P1" draw:layer="layout" svg:width="3.132cm" svg:height="3.132cm" svg:x="28.157cm" svg:y="1.589cm">
          <draw:image xlink:href="Pictures/1000020100000100000001005C9B43AB49906FAA.png" xlink:type="simple" xlink:show="embed" xlink:actuate="onLoad">
            <text:p/>
          </draw:image>
        </draw:frame>
        <draw:frame draw:name="Google Shape;141;p21" draw:style-name="gr8" draw:text-style-name="P1" draw:layer="layout" svg:width="32.003cm" svg:height="12.871cm" svg:x="17.097cm" svg:y="5.145cm">
          <draw:image xlink:href="Pictures/100000000000027A000000FF88BCC7B8ED2D591E.png" xlink:type="simple" xlink:show="embed" xlink:actuate="onLoad">
            <text:p/>
          </draw:image>
        </draw:frame>
        <presentation:notes draw:style-name="dp2">
          <draw:page-thumbnail draw:name="Google Shape;132;gf3a0da0427_0_47:notes" draw:style-name="gr7" draw:layer="layout" svg:width="16.931cm" svg:height="9.523cm" svg:x="1.058cm" svg:y="1.93cm" draw:page-number="7" presentation:class="page"/>
          <draw:frame draw:name="Google Shape;133;gf3a0da0427_0_47:notes" presentation:style-name="pr9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34;gf3a0da0427_0_47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ing it the easy way" draw:style-name="dp1" draw:master-page-name="TITLE_5f_AND_5f_BODY_5f_1_5f_3_5f_1">
        <draw:frame draw:name="Google Shape;147;p22" presentation:style-name="pr4" draw:text-style-name="P13" draw:layer="layout" svg:width="14.768cm" svg:height="12.976cm" svg:x="2.328cm" svg:y="5.429cm" presentation:class="outline" presentation:user-transformed="true">
          <draw:text-box>
            <text:p text:style-name="P14"><text:span text:style-name="T16">VCL Specific Posts</text:span></text:p>
            <text:p text:style-name="P14"><text:span text:style-name="T10"/></text:p>
            <text:p text:style-name="P14"><text:span text:style-name="T17">Controlling Rounded corners</text:span></text:p>
          </draw:text-box>
        </draw:frame>
        <draw:frame draw:name="Google Shape;148;p22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Doing it the easy way</text:span></text:p>
          </draw:text-box>
        </draw:frame>
        <draw:frame draw:name="Google Shape;149;p22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50;p22" presentation:style-name="pr10" draw:text-style-name="P16" draw:layer="layout" svg:width="47.514cm" svg:height="3.432cm" svg:x="1.708cm" svg:y="19.849cm" presentation:class="outline" presentation:user-transformed="true">
          <draw:text-box>
            <text:p text:style-name="P14"><text:span text:style-name="T19">https://blogs.embarcadero.com/how-to-control-windows-11-rounded-corners-in-your-app/</text:span></text:p>
            <text:p text:style-name="P14"><text:span text:style-name="T14"/></text:p>
            <text:p text:style-name="P14"><text:span text:style-name="T14"/></text:p>
          </draw:text-box>
        </draw:frame>
        <draw:frame draw:name="Google Shape;151;p22" draw:style-name="gr2" draw:text-style-name="P1" draw:layer="layout" svg:width="3.132cm" svg:height="3.132cm" svg:x="28.157cm" svg:y="1.589cm">
          <draw:image xlink:href="Pictures/1000020100000100000001005C9B43AB49906FAA.png" xlink:type="simple" xlink:show="embed" xlink:actuate="onLoad">
            <text:p/>
          </draw:image>
        </draw:frame>
        <draw:frame draw:name="Google Shape;152;p22" draw:style-name="gr8" draw:text-style-name="P1" draw:layer="layout" svg:width="22.305cm" svg:height="13.578cm" svg:x="24.909cm" svg:y="5.429cm">
          <draw:image xlink:href="Pictures/1000000000000474000002B61626D748A51B4193.png" xlink:type="simple" xlink:show="embed" xlink:actuate="onLoad">
            <text:p/>
          </draw:image>
        </draw:frame>
        <presentation:notes draw:style-name="dp2">
          <draw:page-thumbnail draw:name="Google Shape;143;gf3a0da0427_0_60:notes" draw:style-name="gr7" draw:layer="layout" svg:width="16.931cm" svg:height="9.523cm" svg:x="1.058cm" svg:y="1.93cm" draw:page-number="8" presentation:class="page"/>
          <draw:frame draw:name="Google Shape;144;gf3a0da0427_0_60:notes" presentation:style-name="pr11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45;gf3a0da0427_0_60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Doing it the easy way" draw:style-name="dp1" draw:master-page-name="TITLE_5f_AND_5f_BODY_5f_1_5f_3_5f_1">
        <draw:frame draw:name="Google Shape;158;p23" presentation:style-name="pr4" draw:text-style-name="P13" draw:layer="layout" svg:width="14.768cm" svg:height="12.976cm" svg:x="2.328cm" svg:y="5.429cm" presentation:class="outline" presentation:user-transformed="true">
          <draw:text-box>
            <text:p text:style-name="P14"><text:span text:style-name="T16">VCL Specific Posts</text:span></text:p>
            <text:p text:style-name="P14"><text:span text:style-name="T10"/></text:p>
            <text:p text:style-name="P14"><text:span text:style-name="T17">Supporting dark mode</text:span></text:p>
          </draw:text-box>
        </draw:frame>
        <draw:frame draw:name="Google Shape;159;p23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Doing it the easy way</text:span></text:p>
          </draw:text-box>
        </draw:frame>
        <draw:frame draw:name="Google Shape;160;p23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61;p23" presentation:style-name="pr10" draw:text-style-name="P16" draw:layer="layout" svg:width="47.514cm" svg:height="3.432cm" svg:x="1.708cm" svg:y="19.849cm" presentation:class="outline" presentation:user-transformed="true">
          <draw:text-box>
            <text:p text:style-name="P14"><text:span text:style-name="T19">https://blogs.embarcadero.com/modernize-your-app-are-you-handling-windows-themes-correctly/</text:span></text:p>
            <text:p text:style-name="P14"><text:span text:style-name="T14"/></text:p>
            <text:p text:style-name="P14"><text:span text:style-name="T14"/></text:p>
          </draw:text-box>
        </draw:frame>
        <draw:frame draw:name="Google Shape;162;p23" draw:style-name="gr2" draw:text-style-name="P1" draw:layer="layout" svg:width="3.132cm" svg:height="3.132cm" svg:x="28.157cm" svg:y="1.589cm">
          <draw:image xlink:href="Pictures/1000020100000100000001005C9B43AB49906FAA.png" xlink:type="simple" xlink:show="embed" xlink:actuate="onLoad">
            <text:p/>
          </draw:image>
        </draw:frame>
        <draw:frame draw:name="Google Shape;163;p23" draw:style-name="gr2" draw:text-style-name="P1" draw:layer="layout" svg:width="15.949cm" svg:height="17.793cm" svg:x="32.245cm" svg:y="2.055cm">
          <draw:image xlink:href="Pictures/100000000000024C00000290949584F4256388C1.png" xlink:type="simple" xlink:show="embed" xlink:actuate="onLoad">
            <text:p/>
          </draw:image>
        </draw:frame>
        <presentation:notes draw:style-name="dp2">
          <draw:page-thumbnail draw:name="Google Shape;154;gf3a0da0427_0_72:notes" draw:style-name="gr7" draw:layer="layout" svg:width="16.931cm" svg:height="9.523cm" svg:x="1.058cm" svg:y="1.93cm" draw:page-number="9" presentation:class="page"/>
          <draw:frame draw:name="Google Shape;155;gf3a0da0427_0_72:notes" presentation:style-name="pr12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56;gf3a0da0427_0_72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dding the wow! factor" draw:style-name="dp1" draw:master-page-name="TITLE_5f_AND_5f_BODY_5f_1_5f_3_5f_1">
        <draw:frame draw:name="Google Shape;169;p24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Adding the </text:span><text:span text:style-name="T20">wow!</text:span><text:span text:style-name="T9"> factor</text:span></text:p>
          </draw:text-box>
        </draw:frame>
        <draw:frame draw:name="Google Shape;170;p24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71;p24" presentation:style-name="pr10" draw:text-style-name="P16" draw:layer="layout" svg:width="47.514cm" svg:height="3.432cm" svg:x="1.708cm" svg:y="20.907cm" presentation:class="outline" presentation:user-transformed="true">
          <draw:text-box>
            <text:p text:style-name="P14"><text:span text:style-name="T21">https://www.almdev.com/prods/stylecontrols/stylecontrols.html</text:span></text:p>
            <text:p text:style-name="P14"><text:span text:style-name="T14"/></text:p>
            <text:p text:style-name="P14"><text:span text:style-name="T14"/></text:p>
          </draw:text-box>
        </draw:frame>
        <draw:frame draw:name="Google Shape;172;p24" draw:style-name="gr8" draw:text-style-name="P1" draw:layer="layout" svg:width="28.331cm" svg:height="16.26cm" svg:x="21.184cm" svg:y="4.647cm">
          <draw:image xlink:href="Pictures/10000000000004040000024E3409B0E909EA812D.png" xlink:type="simple" xlink:show="embed" xlink:actuate="onLoad">
            <text:p/>
          </draw:image>
        </draw:frame>
        <draw:frame draw:name="Google Shape;173;p24" presentation:style-name="pr4" draw:text-style-name="P13" draw:layer="layout" svg:width="14.768cm" svg:height="12.107cm" svg:x="2.328cm" svg:y="5.429cm" presentation:class="outline" presentation:user-transformed="true">
          <draw:text-box>
            <text:p text:style-name="P14"><text:span text:style-name="T16">Fluent UI effects</text:span></text:p>
            <text:p text:style-name="P14"><text:span text:style-name="T17">Really adds the x-factor</text:span></text:p>
          </draw:text-box>
        </draw:frame>
        <presentation:notes draw:style-name="dp2">
          <draw:page-thumbnail draw:name="Google Shape;165;gf3a0da0427_0_84:notes" draw:style-name="gr7" draw:layer="layout" svg:width="16.931cm" svg:height="9.523cm" svg:x="1.058cm" svg:y="1.93cm" draw:page-number="10" presentation:class="page"/>
          <draw:frame draw:name="Google Shape;166;gf3a0da0427_0_84:notes" presentation:style-name="pr13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67;gf3a0da0427_0_84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Adding the wow! factor" draw:style-name="dp1" draw:master-page-name="TITLE_5f_AND_5f_BODY_5f_1_5f_3_5f_1">
        <draw:frame draw:name="Google Shape;179;p25" presentation:style-name="pr4" draw:text-style-name="P13" draw:layer="layout" svg:width="14.768cm" svg:height="12.107cm" svg:x="2.328cm" svg:y="5.429cm" presentation:class="outline" presentation:user-transformed="true">
          <draw:text-box>
            <text:p text:style-name="P14"><text:span text:style-name="T16">Turbocharge your FireMonkey and VCL apps</text:span></text:p>
            <text:p text:style-name="P14"><text:span text:style-name="T17"/></text:p>
          </draw:text-box>
        </draw:frame>
        <draw:frame draw:name="Google Shape;180;p25" presentation:style-name="pr3" draw:text-style-name="P11" draw:layer="layout" svg:width="39.932cm" svg:height="3.727cm" svg:x="2.007cm" svg:y="1.278cm" presentation:class="title" presentation:user-transformed="true">
          <draw:text-box>
            <text:p text:style-name="P10"><text:span text:style-name="T9">Adding the </text:span><text:span text:style-name="T20">wow!</text:span><text:span text:style-name="T9"> factor</text:span></text:p>
          </draw:text-box>
        </draw:frame>
        <draw:frame draw:name="Google Shape;181;p25" draw:style-name="gr2" draw:text-style-name="P1" draw:layer="layout" svg:width="7.494cm" svg:height="1.329cm" svg:x="2.555cm" svg:y="25.594cm">
          <draw:image xlink:href="Pictures/10000201000004B0000000D5E5E5D2FF34A4472F.png" xlink:type="simple" xlink:show="embed" xlink:actuate="onLoad">
            <text:p/>
          </draw:image>
        </draw:frame>
        <draw:frame draw:name="Google Shape;182;p25" presentation:style-name="pr10" draw:text-style-name="P16" draw:layer="layout" svg:width="47.514cm" svg:height="3.432cm" svg:x="1.643cm" svg:y="16.862cm" presentation:class="outline" presentation:user-transformed="true">
          <draw:text-box>
            <text:p text:style-name="P14"><text:span text:style-name="T22">https://www.skia4delphi.org</text:span></text:p>
            <text:p text:style-name="P14"><text:span text:style-name="T14"/></text:p>
            <text:p text:style-name="P14"><text:span text:style-name="T14"/></text:p>
          </draw:text-box>
        </draw:frame>
        <draw:frame draw:name="Google Shape;183;p25" draw:style-name="gr2" draw:text-style-name="P1" draw:layer="layout" svg:width="20.611cm" svg:height="10.03cm" svg:x="25.497cm" svg:y="6.468cm">
          <draw:image xlink:href="Pictures/100002010000012C000000921D902C3606FB15B4.png" xlink:type="simple" xlink:show="embed" xlink:actuate="onLoad">
            <text:p/>
          </draw:image>
        </draw:frame>
        <presentation:notes draw:style-name="dp2">
          <draw:page-thumbnail draw:name="Google Shape;175;gf3a0da0427_0_97:notes" draw:style-name="gr7" draw:layer="layout" svg:width="16.931cm" svg:height="9.523cm" svg:x="1.058cm" svg:y="1.93cm" draw:page-number="11" presentation:class="page"/>
          <draw:frame draw:name="Google Shape;176;gf3a0da0427_0_97:notes" presentation:style-name="pr7" draw:text-style-name="P15" draw:layer="layout" svg:width="15.238cm" svg:height="11.428cm" svg:x="1.905cm" svg:y="12.065cm" presentation:class="notes" presentation:user-transformed="true">
            <draw:text-box>
              <text:p text:style-name="P6"><text:span text:style-name="T15">Support SVG, WebP, Lottie Animations, RTL text in FireMonkey. One customer complained that they were only able to get 1000 fps for a FULL SCREEN animation - lol (100fps without Skia4Delphi). Spirit of Delphi 2021 winners.</text:span></text:p>
            </draw:text-box>
          </draw:frame>
          <draw:frame draw:name="Google Shape;177;gf3a0da0427_0_97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2" draw:style-name="dp1" draw:master-page-name="Title_20__2b__20_1_20_column">
        <draw:frame draw:name="Google Shape;189;p26" presentation:style-name="pr14" draw:text-style-name="P17" draw:layer="layout" svg:width="47.388cm" svg:height="4.511cm" svg:x="2.007cm" svg:y="2.26cm" presentation:class="title" presentation:placeholder="true" presentation:user-transformed="true">
          <draw:text-box/>
        </draw:frame>
        <draw:frame draw:name="Google Shape;190;p26" presentation:style-name="pr15" draw:text-style-name="P20" draw:layer="layout" svg:width="47.388cm" svg:height="14.188cm" svg:x="2.007cm" svg:y="13.037cm" presentation:class="outline" presentation:user-transformed="true">
          <draw:text-box>
            <text:p text:style-name="P6"><text:span text:style-name="T23">DelphiCon 2021 - Catch the replays</text:span></text:p>
            <text:p text:style-name="P18"><text:span text:style-name="T23"/></text:p>
            <text:p text:style-name="P18"><text:span text:style-name="T24"><text:a xlink:href="https://delphicon.embarcadero.com/replays/" xlink:type="simple">delphicon.embarcadero.com/replays/</text:a></text:span></text:p>
            <text:p text:style-name="P18"><text:span text:style-name="T23"/></text:p>
            <text:p text:style-name="P19"><text:span text:style-name="T23"/></text:p>
          </draw:text-box>
        </draw:frame>
        <draw:frame draw:name="Google Shape;191;p26" draw:style-name="gr2" draw:text-style-name="P1" draw:layer="layout" svg:width="50.799cm" svg:height="12.094cm" svg:x="0cm" svg:y="0cm">
          <draw:image xlink:href="Pictures/10000201000007E0000001E0F94990D8EAFBECB4.png" xlink:type="simple" xlink:show="embed" xlink:actuate="onLoad">
            <text:p/>
          </draw:image>
        </draw:frame>
        <presentation:notes draw:style-name="dp2">
          <draw:page-thumbnail draw:name="Google Shape;185;g10ef672abc3_2_64:notes" draw:style-name="gr7" draw:layer="layout" svg:width="16.931cm" svg:height="9.523cm" svg:x="1.058cm" svg:y="1.93cm" draw:page-number="12" presentation:class="page"/>
          <draw:frame draw:name="Google Shape;186;g10ef672abc3_2_64:notes" presentation:style-name="pr16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87;g10ef672abc3_2_64:notes" presentation:style-name="pr17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More information" draw:style-name="dp1" draw:master-page-name="Title_20__2b__20_1_20_column">
        <draw:frame draw:name="Google Shape;197;p27" presentation:style-name="pr18" draw:text-style-name="P11" draw:layer="layout" svg:width="47.388cm" svg:height="4.511cm" svg:x="2.007cm" svg:y="2.26cm" presentation:class="title" presentation:user-transformed="true">
          <draw:text-box>
            <text:p text:style-name="P6"><text:span text:style-name="T25">More information</text:span></text:p>
          </draw:text-box>
        </draw:frame>
        <draw:frame draw:name="Google Shape;198;p27" presentation:style-name="pr15" draw:text-style-name="P20" draw:layer="layout" svg:width="47.388cm" svg:height="20.195cm" svg:x="2.007cm" svg:y="7.03cm" presentation:class="outline" presentation:user-transformed="true">
          <draw:text-box>
            <text:list text:style-name="L9">
              <text:list-item>
                <text:p text:style-name="P21"><text:span text:style-name="T23">Start a RAD Studio trial</text:span><text:span text:style-name="T23"><text:tab/></text:span><text:span text:style-name="T26"><text:a xlink:href="https://www.embarcadero.com/products/rad-studio/start-for-free" xlink:type="simple">embarcadero.com/products/rad-studio/start-for-free</text:a></text:span><text:span text:style-name="T27"> </text:span></text:p>
              </text:list-item>
              <text:list-item>
                <text:p text:style-name="P22"><text:span text:style-name="T23">Get Community Edition </text:span><text:span text:style-name="T23"><text:tab/></text:span><text:span text:style-name="T26"><text:a xlink:href="https://www.embarcadero.com/products/delphi/starter" xlink:type="simple">embarcadero.com/products/delphi/starter</text:a></text:span><text:span text:style-name="T27"> <text:s/></text:span></text:p>
              </text:list-item>
              <text:list-item>
                <text:p text:style-name="P22"><text:span text:style-name="T23">Upgrade Today!</text:span><text:span text:style-name="T28"> </text:span><text:span text:style-name="T28"><text:tab/></text:span><text:span text:style-name="T28"><text:tab/></text:span><text:span text:style-name="T28"><text:tab/></text:span><text:span text:style-name="T28"><text:tab/></text:span><text:span text:style-name="T26"><text:a xlink:href="https://www.embarcadero.com/app-development-tools-store/rad-studio" xlink:type="simple">embarcadero.com/app-development-tools-store/rad-studio</text:a></text:span></text:p>
              </text:list-item>
            </text:list>
            <text:p text:style-name="P23"><text:span text:style-name="T27"/></text:p>
            <text:list text:continue-numbering="true" text:style-name="L9">
              <text:list-item>
                <text:p text:style-name="P23"><text:span text:style-name="T23">See special offers </text:span><text:span text:style-name="T23"><text:tab/></text:span><text:span text:style-name="T23"><text:tab/></text:span><text:span text:style-name="T23"><text:tab/></text:span><text:span text:style-name="T26"><text:a xlink:href="https://www.embarcadero.com/radoffer" xlink:type="simple">embarcadero.com/radoffer</text:a></text:span><text:span text:style-name="T27"> </text:span><text:span text:style-name="T23"><text:tab/></text:span></text:p>
              </text:list-item>
              <text:list-item>
                <text:p text:style-name="P23"><text:span text:style-name="T23">Subscribe on YouTube </text:span><text:span text:style-name="T23"><text:tab/></text:span><text:span text:style-name="T26"><text:a xlink:href="https://www.youtube.com/c/EmbarcaderoTechnologies" xlink:type="simple">youtube.com/c/EmbarcaderoTechnologies</text:a></text:span><text:span text:style-name="T27"> </text:span></text:p>
              </text:list-item>
              <text:list-item>
                <text:p text:style-name="P23"><text:span text:style-name="T23">Follow us on Twitter </text:span><text:span text:style-name="T23"><text:tab/></text:span><text:span text:style-name="T23"><text:tab/></text:span><text:span text:style-name="T26"><text:a xlink:href="https://twitter.com/embarcaderotech" xlink:type="simple">twitter.com/embarcaderotech</text:a></text:span><text:span text:style-name="T27"> </text:span></text:p>
              </text:list-item>
              <text:list-item>
                <text:p text:style-name="P23"><text:span text:style-name="T23">Like us on Facebook </text:span><text:span text:style-name="T23"><text:tab/></text:span><text:span text:style-name="T23"><text:tab/></text:span><text:span text:style-name="T26"><text:a xlink:href="https://www.facebook.com/embarcaderotech" xlink:type="simple">facebook.com/embarcaderotech</text:a></text:span><text:span text:style-name="T27"> </text:span></text:p>
              </text:list-item>
              <text:list-item>
                <text:p text:style-name="P23"><text:span text:style-name="T23">Follow us on LinkedIn</text:span><text:span text:style-name="T23"><text:tab/></text:span><text:span text:style-name="T23"><text:tab/></text:span><text:span text:style-name="T26"><text:a xlink:href="https://www.linkedin.com/company/embarcadero-technologies/" xlink:type="simple">linkedin.com/company/embarcadero-technologies</text:a></text:span><text:span text:style-name="T27"> </text:span></text:p>
              </text:list-item>
              <text:list-item>
                <text:p text:style-name="P24"><text:span text:style-name="T23">Read our blog 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6"><text:a xlink:href="https://blogs.embarcadero.com/" xlink:type="simple">blogs.embarcadero.com</text:a></text:span><text:span text:style-name="T27"> </text:span></text:p>
              </text:list-item>
            </text:list>
          </draw:text-box>
        </draw:frame>
        <presentation:notes draw:style-name="dp2">
          <draw:page-thumbnail draw:name="Google Shape;193;g108df7b9007_0_0:notes" draw:style-name="gr7" draw:layer="layout" svg:width="16.931cm" svg:height="9.523cm" svg:x="1.058cm" svg:y="1.93cm" draw:page-number="13" presentation:class="page"/>
          <draw:frame draw:name="Google Shape;194;g108df7b9007_0_0:notes" presentation:style-name="pr19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195;g108df7b9007_0_0:notes" presentation:style-name="pr17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TITLE_5f_AND_5f_BODY_5f_1_5f_3_5f_1">
        <draw:custom-shape draw:name="Google Shape;204;p28" draw:style-name="gr3" draw:text-style-name="P2" draw:layer="layout" svg:width="12.317cm" svg:height="4.415cm" svg:x="32.176cm" svg:y="21.409cm"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28" draw:style-name="gr5" draw:text-style-name="P1" draw:layer="layout" svg:width="6.742cm" svg:height="6.742cm" svg:x="41.406cm" svg:y="20.378cm">
          <draw:image xlink:href="Pictures/100000000000030A0000030A8E695565EEFE7CD1.jpg" xlink:type="simple" xlink:show="embed" xlink:actuate="onLoad">
            <text:p/>
          </draw:image>
        </draw:frame>
        <draw:frame draw:name="Google Shape;206;p28" draw:style-name="gr2" draw:text-style-name="P1" draw:layer="layout" svg:width="7.494cm" svg:height="1.329cm" svg:x="3.967cm" svg:y="25.172cm">
          <draw:image xlink:href="Pictures/10000201000004B0000000D5E5E5D2FF34A4472F.png" xlink:type="simple" xlink:show="embed" xlink:actuate="onLoad">
            <text:p/>
          </draw:image>
        </draw:frame>
        <draw:custom-shape draw:name="Google Shape;207;p28" draw:style-name="gr6" draw:text-style-name="P4" draw:layer="layout" svg:width="8.156cm" svg:height="4.057cm" svg:x="32.553cm" svg:y="21.5cm">
          <text:p text:style-name="P5"><text:span text:style-name="T3">Ian Barker</text:span></text:p>
          <text:p text:style-name="P5"><text:span text:style-name="T4">Embarcadero Delphi MVP</text:span></text:p>
          <text:p text:style-name="P5"><text:span text:style-name="T5">ian.barker@gmail.com</text:span></text:p>
          <text:p text:style-name="P5"><text:span text:style-name="T5">@punctuation about.me/IanBar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4" draw:text-style-name="P4" draw:layer="layout" svg:width="30.147cm" svg:height="11.166cm" svg:x="3.967cm" svg:y="3.893cm">
          <text:p text:style-name="P3"><text:span text:style-name="T1">Picking the Best UI Framework for Windows 11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4" draw:text-style-name="P4" draw:layer="layout" svg:width="8.332cm" svg:height="1.101cm" svg:x="0cm" svg:y="0cm">
          <text:p text:style-name="P6"><text:span text:style-name="T29">https://tinyurl.com/win11bestu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8" draw:style-name="gr4" draw:text-style-name="P4" draw:layer="layout" svg:width="19.329cm" svg:height="1.313cm" svg:x="15.611cm" svg:y="26.503cm">
          <text:p text:style-name="P6"><text:span text:style-name="T6">Slides, link &amp; replay: <text:s/></text:span><text:span text:style-name="T7"><text:a xlink:href="https://tinyurl.com/win11bestui" xlink:type="simple">https://tinyurl.com/win11bestui</text:a></text:span><text:span text:style-name="T6"><text:s text:c="4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10cf226b32a_0_0:notes" draw:style-name="gr7" draw:layer="layout" svg:width="16.931cm" svg:height="9.523cm" svg:x="1.058cm" svg:y="1.93cm" draw:page-number="14" presentation:class="page"/>
          <draw:frame draw:name="Google Shape;201;g10cf226b32a_0_0:notes" presentation:style-name="pr20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202;g10cf226b32a_0_0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draw:page draw:name="page15" draw:style-name="dp3" draw:master-page-name="TITLE_5f_AND_5f_BODY_5f_1_5f_3_5f_1">
        <draw:frame draw:name="Google Shape;216;p29" draw:style-name="gr2" draw:text-style-name="P1" draw:layer="layout" svg:width="7.494cm" svg:height="1.329cm" svg:x="3.967cm" svg:y="25.172cm">
          <draw:image xlink:href="Pictures/10000201000004B0000000D5E5E5D2FF34A4472F.png" xlink:type="simple" xlink:show="embed" xlink:actuate="onLoad">
            <text:p/>
          </draw:image>
        </draw:frame>
        <presentation:notes draw:style-name="dp2">
          <draw:page-thumbnail draw:name="Google Shape;212;g115fda25a05_0_0:notes" draw:style-name="gr7" draw:layer="layout" svg:width="16.931cm" svg:height="9.523cm" svg:x="1.058cm" svg:y="1.93cm" draw:page-number="15" presentation:class="page"/>
          <draw:frame draw:name="Google Shape;213;g115fda25a05_0_0:notes" presentation:style-name="pr21" draw:text-style-name="P7" draw:layer="layout" svg:width="15.238cm" svg:height="11.428cm" svg:x="1.905cm" svg:y="12.065cm" presentation:class="notes" presentation:placeholder="true" presentation:user-transformed="true">
            <draw:text-box/>
          </draw:frame>
          <draw:frame draw:name="Google Shape;214;g115fda25a05_0_0:notes" presentation:style-name="pr2" draw:text-style-name="P9" draw:layer="layout" svg:width="8.265cm" svg:height="1.268cm" svg:x="10.783cm" svg:y="24.13cm" presentation:class="page-number" presentation:user-transformed="true">
            <draw:text-box>
              <text:p text:style-name="P8"><text:span text:style-name="T8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Open Sans Light" svg:font-family="'Open Sans Light'"/>
    <style:font-face style:name="Permanent Marker" svg:font-family="'Permanent Marker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ellipsoid" draw:cx="50%" draw:cy="50%" draw:start-color="#ffffff" draw:end-color="#efefe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_5f_3_5f_1-background" style:display-name="TITLE_AND_BODY_1_3_1-background" style:family="presentation">
      <style:graphic-properties draw:stroke="none" draw:fill="solid" draw:fill-color="#ffffff"/>
      <style:text-properties style:letter-kerning="true"/>
    </style:style>
    <style:style style:name="TITLE_5f_AND_5f_BODY_5f_1_5f_3_5f_1-backgroundobjects" style:display-name="TITLE_AND_BODY_1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_5f_3_5f_1-notes" style:display-name="TITLE_AND_BODY_1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_5f_3_5f_1-outline1" style:display-name="TITLE_AND_BODY_1_3_1-outline1" style:family="presentation">
      <style:graphic-properties draw:stroke="none" draw:fill="none" draw:auto-grow-height="false" draw:fit-to-size="shrink-to-fit" style:shrink-to-fit="true">
        <text:list-style style:name="TITLE_5f_AND_5f_BODY_5f_1_5f_3_5f_1-outline1" style:display-name="TITLE_AND_BODY_1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3_5f_1-outline2" style:display-name="TITLE_AND_BODY_1_3_1-outline2" style:family="presentation" style:parent-style-name="TITLE_5f_AND_5f_BODY_5f_1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_5f_3_5f_1-outline3" style:display-name="TITLE_AND_BODY_1_3_1-outline3" style:family="presentation" style:parent-style-name="TITLE_5f_AND_5f_BODY_5f_1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_5f_3_5f_1-outline4" style:display-name="TITLE_AND_BODY_1_3_1-outline4" style:family="presentation" style:parent-style-name="TITLE_5f_AND_5f_BODY_5f_1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_5f_3_5f_1-outline5" style:display-name="TITLE_AND_BODY_1_3_1-outline5" style:family="presentation" style:parent-style-name="TITLE_5f_AND_5f_BODY_5f_1_5f_3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_5f_3_5f_1-outline6" style:display-name="TITLE_AND_BODY_1_3_1-outline6" style:family="presentation" style:parent-style-name="TITLE_5f_AND_5f_BODY_5f_1_5f_3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_5f_3_5f_1-outline7" style:display-name="TITLE_AND_BODY_1_3_1-outline7" style:family="presentation" style:parent-style-name="TITLE_5f_AND_5f_BODY_5f_1_5f_3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_5f_3_5f_1-outline8" style:display-name="TITLE_AND_BODY_1_3_1-outline8" style:family="presentation" style:parent-style-name="TITLE_5f_AND_5f_BODY_5f_1_5f_3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_5f_3_5f_1-outline9" style:display-name="TITLE_AND_BODY_1_3_1-outline9" style:family="presentation" style:parent-style-name="TITLE_5f_AND_5f_BODY_5f_1_5f_3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_5f_3_5f_1-subtitle" style:display-name="TITLE_AND_BODY_1_3_1-subtitle" style:family="presentation">
      <style:graphic-properties draw:stroke="none" draw:fill="none" draw:textarea-vertical-align="middle">
        <text:list-style style:name="TITLE_5f_AND_5f_BODY_5f_1_5f_3_5f_1-subtitle" style:display-name="TITLE_AND_BODY_1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_5f_3_5f_1-title" style:display-name="TITLE_AND_BODY_1_3_1-title" style:family="presentation">
      <style:graphic-properties draw:stroke="none" draw:fill="none" draw:textarea-vertical-align="middle">
        <text:list-style style:name="TITLE_5f_AND_5f_BODY_5f_1_5f_3_5f_1-title" style:display-name="TITLE_AND_BODY_1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9e0f2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487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508cm" fo:padding-right="0.508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AND_5f_BODY_5f_1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16.573cm" fo:padding-top="0.254cm" fo:padding-bottom="0.254cm" fo:padding-left="0.254cm" fo:padding-right="0.254cm" fo:wrap-option="wrap"/>
    </style:style>
    <style:style style:name="Mpr2" style:family="presentation" style:parent-style-name="TITLE_5f_AND_5f_BODY_5f_1_5f_3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_5f_1_5f_3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e0f2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1487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7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5pt" fo:letter-spacing="normal" fo:font-style="normal" style:text-underline-style="none" fo:font-weight="bold" style:font-name-asian="Roboto" style:font-size-asian="15pt" style:font-style-asian="normal" style:font-weight-asian="bold" style:font-name-complex="Roboto" style:font-size-complex="15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MT3" style:family="text">
      <style:text-properties fo:font-variant="normal" fo:text-transform="none" fo:color="#351c75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_5f_1_5f_3_5f_1" style:display-name="TITLE_AND_BODY_1_3_1" style:page-layout-name="PM1" draw:style-name="Mdp1">
      <draw:frame draw:name="Google Shape;12;p1" draw:style-name="Mgr3" draw:text-style-name="MP5" draw:layer="backgroundobjects" svg:width="50.799cm" svg:height="1.957cm" svg:x="0cm" svg:y="0cm">
        <draw:image xlink:href="Pictures/1000000000000780000000472063EE7782BD9BBF.jpg" xlink:type="simple" xlink:show="embed" xlink:actuate="onLoad">
          <text:p/>
        </draw:image>
      </draw:frame>
      <draw:frame draw:name="Google Shape;13;p1" draw:style-name="Mgr3" draw:text-style-name="MP5" draw:layer="backgroundobjects" svg:width="5.189cm" svg:height="0.92cm" svg:x="0.837cm" svg:y="0.518cm">
        <draw:image xlink:href="Pictures/10000201000004B0000000D5E5E5D2FF34A4472F.png" xlink:type="simple" xlink:show="embed" xlink:actuate="onLoad">
          <text:p/>
        </draw:image>
      </draw:frame>
      <draw:frame draw:name="Google Shape;14;p1" draw:style-name="Mgr3" draw:text-style-name="MP5" draw:layer="backgroundobjects" svg:width="5.442cm" svg:height="1.544cm" svg:x="44.908cm" svg:y="0.134cm">
        <draw:image xlink:href="Pictures/100002010000021B0000009964F6887D464ABC51.png" xlink:type="simple" xlink:show="embed" xlink:actuate="onLoad">
          <text:p/>
        </draw:image>
      </draw:frame>
      <draw:custom-shape draw:name="Google Shape;15;p1" draw:style-name="Mgr4" draw:text-style-name="MP6" draw:layer="backgroundobjects" svg:width="50.799cm" svg:height="1.281cm" svg:x="0cm" svg:y="27.354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5" draw:text-style-name="MP7" draw:layer="backgroundobjects" svg:width="6.827cm" svg:height="1.281cm" svg:x="44.018cm" svg:y="27.354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6" draw:text-style-name="MP9" draw:layer="backgroundobjects" svg:width="6.543cm" svg:height="1.281cm" svg:x="44.16cm" svg:y="27.444cm">
        <text:p text:style-name="MP8"><text:span text:style-name="MT1">RAD STUDIO 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7" draw:text-style-name="MP9" draw:layer="backgroundobjects" svg:width="26.54cm" svg:height="1.281cm" svg:x="0.837cm" svg:y="27.444cm">
        <text:p text:style-name="MP10"><text:span text:style-name="MT2">Copyright © 2022 by Embarcadero, an Idera 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5" draw:style-name="Mgr3" draw:text-style-name="MP5" draw:layer="backgroundobjects" svg:width="50.799cm" svg:height="28.574cm" svg:x="0cm" svg:y="0cm">
        <draw:image xlink:href="Pictures/100000000000078000000438D68F74679D7DA13A.jpg" xlink:type="simple" xlink:show="embed" xlink:actuate="onLoad">
          <text:p/>
        </draw:image>
      </draw:frame>
      <draw:frame draw:name="Google Shape;32;p5" presentation:style-name="Mpr1" draw:text-style-name="MP12" draw:layer="backgroundobjects" svg:width="1.296cm" svg:height="1.281cm" svg:x="48.413cm" svg:y="27.07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5f_AND_5f_BODY_5f_1_5f_3_5f_1-title" draw:layer="backgroundobjects" svg:width="45.719cm" svg:height="4.771cm" svg:x="2.54cm" svg:y="1.14cm" presentation:class="title" presentation:placeholder="true">
        <draw:text-box/>
      </draw:frame>
      <draw:frame presentation:style-name="TITLE_5f_AND_5f_BODY_5f_1_5f_3_5f_1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_5f_AND_5f_BODY_5f_1_5f_3_5f_1-title" draw:layer="backgroundobjects" svg:width="19.798cm" svg:height="11.136cm" svg:x="0.6cm" svg:y="2.257cm" presentation:class="page"/>
        <draw:frame presentation:style-name="TITLE_5f_AND_5f_BODY_5f_1_5f_3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frame draw:name="Google Shape;12;p1" draw:style-name="Mgr3" draw:text-style-name="MP5" draw:layer="backgroundobjects" svg:width="50.799cm" svg:height="1.957cm" svg:x="0cm" svg:y="0cm">
        <draw:image xlink:href="Pictures/1000000000000780000000472063EE7782BD9BBF.jpg" xlink:type="simple" xlink:show="embed" xlink:actuate="onLoad">
          <text:p/>
        </draw:image>
      </draw:frame>
      <draw:frame draw:name="Google Shape;13;p1" draw:style-name="Mgr3" draw:text-style-name="MP5" draw:layer="backgroundobjects" svg:width="5.189cm" svg:height="0.92cm" svg:x="0.837cm" svg:y="0.518cm">
        <draw:image xlink:href="Pictures/10000201000004B0000000D5E5E5D2FF34A4472F.png" xlink:type="simple" xlink:show="embed" xlink:actuate="onLoad">
          <text:p/>
        </draw:image>
      </draw:frame>
      <draw:frame draw:name="Google Shape;14;p1" draw:style-name="Mgr3" draw:text-style-name="MP5" draw:layer="backgroundobjects" svg:width="5.442cm" svg:height="1.544cm" svg:x="44.908cm" svg:y="0.134cm">
        <draw:image xlink:href="Pictures/100002010000021B0000009964F6887D464ABC51.png" xlink:type="simple" xlink:show="embed" xlink:actuate="onLoad">
          <text:p/>
        </draw:image>
      </draw:frame>
      <draw:custom-shape draw:name="Google Shape;15;p1" draw:style-name="Mgr4" draw:text-style-name="MP6" draw:layer="backgroundobjects" svg:width="50.799cm" svg:height="1.281cm" svg:x="0cm" svg:y="27.354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1" draw:style-name="Mgr5" draw:text-style-name="MP7" draw:layer="backgroundobjects" svg:width="6.827cm" svg:height="1.281cm" svg:x="44.018cm" svg:y="27.354cm">
        <text:p text:style-name="MP10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6" draw:text-style-name="MP9" draw:layer="backgroundobjects" svg:width="6.543cm" svg:height="1.281cm" svg:x="44.16cm" svg:y="27.444cm">
        <text:p text:style-name="MP8"><text:span text:style-name="MT1">RAD STUDIO 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1" draw:style-name="Mgr7" draw:text-style-name="MP9" draw:layer="backgroundobjects" svg:width="26.54cm" svg:height="1.281cm" svg:x="0.837cm" svg:y="27.444cm">
        <text:p text:style-name="MP10"><text:span text:style-name="MT2">Copyright © 2022 by Embarcadero, an Idera compan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;p7" presentation:style-name="Title_20__2b__20_1_20_column-title" draw:layer="backgroundobjects" svg:width="47.388cm" svg:height="4.511cm" svg:x="2.007cm" svg:y="2.26cm" presentation:class="title" presentation:placeholder="true" presentation:user-transformed="true">
        <draw:text-box/>
      </draw:frame>
      <draw:frame draw:name="Google Shape;40;p7" presentation:style-name="Title_20__2b__20_1_20_column-outline1" draw:layer="backgroundobjects" svg:width="47.388cm" svg:height="20.195cm" svg:x="2.007cm" svg:y="7.03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3"/>
    <meta:generator>LibreOfficeDev/6.0.5.2$Linux_X86_64 LibreOffice_project/</meta:generator>
  </office:meta>
</office:document-meta>
</file>